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nton Sans" svg:font-family="'Benton Sans'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c7bd"/>
    </style:style>
    <style:style style:name="P2" style:family="paragraph" style:parent-style-name="Text_20_body">
      <style:text-properties fo:font-size="12pt" officeooo:rsid="000d0423" officeooo:paragraph-rsid="000d0423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0d0423" officeooo:paragraph-rsid="000d0423"/>
    </style:style>
    <style:style style:name="P4" style:family="paragraph" style:parent-style-name="Text_20_body">
      <style:text-properties fo:font-size="12pt" officeooo:paragraph-rsid="000d0423"/>
    </style:style>
    <style:style style:name="P5" style:family="paragraph" style:parent-style-name="Text_20_body">
      <style:text-properties officeooo:paragraph-rsid="000ec7bd"/>
    </style:style>
    <style:style style:name="T1" style:family="text">
      <style:text-properties fo:font-size="12pt"/>
    </style:style>
    <style:style style:name="T2" style:family="text">
      <style:text-properties fo:font-size="12pt" officeooo:rsid="000d0423"/>
    </style:style>
    <style:style style:name="T3" style:family="text">
      <style:text-properties fo:font-size="12pt" officeooo:rsid="000ec7bd"/>
    </style:style>
    <style:style style:name="T4" style:family="text">
      <style:text-properties fo:font-size="12pt" officeooo:rsid="000ef278"/>
    </style:style>
    <style:style style:name="T5" style:family="text">
      <style:text-properties officeooo:rsid="000d0423"/>
    </style:style>
    <style:style style:name="T6" style:family="text">
      <style:text-properties officeooo:rsid="000ec7bd"/>
    </style:style>
    <style:style style:name="T7" style:family="text">
      <style:text-properties style:text-position="super 58%" fo:font-size="12pt" officeooo:rsid="000ec7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6/2/2018</text:p>
      <text:p text:style-name="P2"/>
      <text:p text:style-name="P3">Cover Letter</text:p>
      <text:p text:style-name="P2"/>
      <text:p text:style-name="P4"><text:span text:style-name="T5">I </text:span>am keenly interested and well qualified for th<text:span text:style-name="T5">is </text:span>position of <text:span text:style-name="T5">Sr. IoT System Administrator.</text:span></text:p>
      <text:p text:style-name="P5"><text:span text:style-name="T2">I would be so very proud to have an opportunity to work with such an established and critical organization as </text:span><text:span text:style-name="T6">ESCO</text:span>. <text:s/>I am a <text:span text:style-name="T2">tireless </text:span><text:span text:style-name="T3">creator</text:span><text:span text:style-name="T2"> with a desire to contribute my expertise and energy to further the company along. <text:s/></text:span><text:span text:style-name="T3">If a creative and focused individual is who you seek, be sure to call me in so that we may talk. <text:s/>I am in the process of relocating to the Portland area from Saipan. <text:s/>I will be in Portland from Jun 8</text:span><text:span text:style-name="T7">th</text:span><text:span text:style-name="T3"> till 20</text:span><text:span text:style-name="T7">th</text:span><text:span text:style-name="T3"> and I would love to visit your office to get a sense of the job and to show myself off. <text:s/>I am a Linux Certified Engineer and a long time Linux administrator. <text:s/></text:span><text:span text:style-name="T4">I make things happen. </text:span><text:span text:style-name="T3">I have the skill and the desire to integrate myself into your company culture and help you reach your goals.</text:span></text:p>
      <text:p text:style-name="Text_20_body"><text:span text:style-name="T1"/></text:p>
      <text:p text:style-name="Text_20_body"><text:span text:style-name="T1">I </text:span><text:span text:style-name="T3">looking forward </text:span><text:span text:style-name="T1">to hear</text:span><text:span text:style-name="T3">ing</text:span><text:span text:style-name="T1"> from you soon.</text:span> </text:p>
      <text:p text:style-name="Text_20_body"><text:span text:style-name="T1"/></text:p>
      <text:p text:style-name="Text_20_body"><text:span text:style-name="T1">Thank You</text:span> </text:p>
      <text:p text:style-name="P1"><text:span text:style-name="T6">Jonathon (JC) Clar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nton Sans" svg:font-family="'Benton Sans'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08:00:32.100175542</meta:creation-date>
    <dc:date>2018-06-02T08:27:15.728981253</dc:date>
    <meta:editing-duration>PT2M42S</meta:editing-duration>
    <meta:editing-cycles>1</meta:editing-cycles>
    <meta:generator>LibreOffice/6.0.4.2$Linux_X86_64 LibreOffice_project/9b0d9b32d5dcda91d2f1a96dc04c645c450872bf</meta:generator>
    <meta:document-statistic meta:table-count="0" meta:image-count="0" meta:object-count="0" meta:page-count="1" meta:paragraph-count="7" meta:word-count="171" meta:character-count="910" meta:non-whitespace-character-count="738"/>
  </office:meta>
</office:document-meta>
</file>